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0"/>
    <style:style style:name="ce5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automatic-find-labels="false"/>
      <table:table table:name="municipios200x200" table:style-name="ta1">
        <table:table-column table:style-name="co1" table:number-columns-repeated="3" table:default-cell-style-name="Default"/>
        <table:table-column table:style-name="co2" table:number-columns-repeated="21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</text:p>
          </table:table-cell>
          <table:table-cell office:value-type="string" calcext:value-type="string">
            <text:p>estimativaRG-0.52</text:p>
          </table:table-cell>
          <table:table-cell office:value-type="string" calcext:value-type="string">
            <text:p>estimativaRG-0.54</text:p>
          </table:table-cell>
          <table:table-cell office:value-type="string" calcext:value-type="string">
            <text:p>estimativaRG-0.56</text:p>
          </table:table-cell>
          <table:table-cell office:value-type="string" calcext:value-type="string">
            <text:p>estimativaRG-0.58</text:p>
          </table:table-cell>
          <table:table-cell office:value-type="string" calcext:value-type="string">
            <text:p>estimativaRG-0.60</text:p>
          </table:table-cell>
          <table:table-cell office:value-type="string" calcext:value-type="string">
            <text:p>estimativaRG-0.62</text:p>
          </table:table-cell>
          <table:table-cell office:value-type="string" calcext:value-type="string">
            <text:p>estimativaRG-0.64</text:p>
          </table:table-cell>
          <table:table-cell office:value-type="string" calcext:value-type="string">
            <text:p>estimativaRG-0.66</text:p>
          </table:table-cell>
          <table:table-cell office:value-type="string" calcext:value-type="string">
            <text:p>estimativaRG-0.68</text:p>
          </table:table-cell>
          <table:table-cell office:value-type="string" calcext:value-type="string">
            <text:p>estimativaRG-0.70</text:p>
          </table:table-cell>
          <table:table-cell office:value-type="string" calcext:value-type="string">
            <text:p>estimativaRG-0.72</text:p>
          </table:table-cell>
          <table:table-cell office:value-type="string" calcext:value-type="string">
            <text:p>estimativaRG-0.74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9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7" office:value-type="float" office:value="57" calcext:value-type="float">
            <text:p>5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table:number-columns-repeated="21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1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1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3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oma_real</text:p>
          </table:table-cell>
          <table:table-cell table:style-name="ce2" table:formula="of:=SUM([.B2:.B501])" office:value-type="float" office:value="11455" calcext:value-type="float">
            <text:p>11455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x</text:p>
          </table:table-cell>
          <table:table-cell table:style-name="ce4" table:number-matrix-columns-spanned="1" table:number-matrix-rows-spanned="1" table:formula="of:=SUM(ABS([.C2:.C501] - [.B2:.B501]))" office:value-type="float" office:value="3184" calcext:value-type="float">
            <text:p>3184</text:p>
          </table:table-cell>
          <table:table-cell table:style-name="ce4" table:number-matrix-columns-spanned="1" table:number-matrix-rows-spanned="1" table:formula="of:=SUM(ABS([.D2:.D501] - [.B2:.B501]))" office:value-type="float" office:value="7248" calcext:value-type="float">
            <text:p>7248</text:p>
          </table:table-cell>
          <table:table-cell table:style-name="ce4" table:number-matrix-columns-spanned="1" table:number-matrix-rows-spanned="1" table:formula="of:=SUM(ABS([.E2:.E501] - [.B2:.B501]))" office:value-type="float" office:value="7215" calcext:value-type="float">
            <text:p>7215</text:p>
          </table:table-cell>
          <table:table-cell table:style-name="ce2" table:number-matrix-columns-spanned="1" table:number-matrix-rows-spanned="1" table:formula="of:=SUM(ABS([.F2:.F501] - [.B2:.B501]))" office:value-type="float" office:value="6525" calcext:value-type="float">
            <text:p>6525</text:p>
          </table:table-cell>
          <table:table-cell table:style-name="ce2" table:number-matrix-columns-spanned="1" table:number-matrix-rows-spanned="1" table:formula="of:=SUM(ABS([.G2:.G501] - [.B2:.B501]))" office:value-type="float" office:value="6491" calcext:value-type="float">
            <text:p>6491</text:p>
          </table:table-cell>
          <table:table-cell table:style-name="ce2" table:number-matrix-columns-spanned="1" table:number-matrix-rows-spanned="1" table:formula="of:=SUM(ABS([.H2:.H501] - [.B2:.B501]))" office:value-type="float" office:value="6517" calcext:value-type="float">
            <text:p>6517</text:p>
          </table:table-cell>
          <table:table-cell table:style-name="ce2" table:number-matrix-columns-spanned="1" table:number-matrix-rows-spanned="1" table:formula="of:=SUM(ABS([.I2:.I501] - [.B2:.B501]))" office:value-type="float" office:value="7200" calcext:value-type="float">
            <text:p>7200</text:p>
          </table:table-cell>
          <table:table-cell table:style-name="ce2" table:number-matrix-columns-spanned="1" table:number-matrix-rows-spanned="1" table:formula="of:=SUM(ABS([.J2:.J501] - [.B2:.B501]))" office:value-type="float" office:value="7186" calcext:value-type="float">
            <text:p>7186</text:p>
          </table:table-cell>
          <table:table-cell table:style-name="ce2" table:number-matrix-columns-spanned="1" table:number-matrix-rows-spanned="1" table:formula="of:=SUM(ABS([.K2:.K501] - [.B2:.B501]))" office:value-type="float" office:value="6461" calcext:value-type="float">
            <text:p>6461</text:p>
          </table:table-cell>
          <table:table-cell table:style-name="ce2" table:number-matrix-columns-spanned="1" table:number-matrix-rows-spanned="1" table:formula="of:=SUM(ABS([.L2:.L501] - [.B2:.B501]))" office:value-type="float" office:value="6463" calcext:value-type="float">
            <text:p>6463</text:p>
          </table:table-cell>
          <table:table-cell table:style-name="ce2" table:number-matrix-columns-spanned="1" table:number-matrix-rows-spanned="1" table:formula="of:=SUM(ABS([.M2:.M501] - [.B2:.B501]))" office:value-type="float" office:value="7080" calcext:value-type="float">
            <text:p>7080</text:p>
          </table:table-cell>
          <table:table-cell table:style-name="ce2" table:number-matrix-columns-spanned="1" table:number-matrix-rows-spanned="1" table:formula="of:=SUM(ABS([.N2:.N501] - [.B2:.B501]))" office:value-type="float" office:value="7061" calcext:value-type="float">
            <text:p>7061</text:p>
          </table:table-cell>
          <table:table-cell table:style-name="ce2" table:number-matrix-columns-spanned="1" table:number-matrix-rows-spanned="1" table:formula="of:=SUM(ABS([.O2:.O501] - [.B2:.B501]))" office:value-type="float" office:value="7095" calcext:value-type="float">
            <text:p>7095</text:p>
          </table:table-cell>
          <table:table-cell table:style-name="ce2" table:number-matrix-columns-spanned="1" table:number-matrix-rows-spanned="1" table:formula="of:=SUM(ABS([.P2:.P501] - [.B2:.B501]))" office:value-type="float" office:value="7049" calcext:value-type="float">
            <text:p>7049</text:p>
          </table:table-cell>
          <table:table-cell table:style-name="ce2" table:number-matrix-columns-spanned="1" table:number-matrix-rows-spanned="1" table:formula="of:=SUM(ABS([.Q2:.Q501] - [.B2:.B501]))" office:value-type="float" office:value="7085" calcext:value-type="float">
            <text:p>7085</text:p>
          </table:table-cell>
          <table:table-cell table:style-name="ce2" table:number-matrix-columns-spanned="1" table:number-matrix-rows-spanned="1" table:formula="of:=SUM(ABS([.R2:.R501] - [.B2:.B501]))" office:value-type="float" office:value="7099" calcext:value-type="float">
            <text:p>7099</text:p>
          </table:table-cell>
          <table:table-cell table:style-name="ce2" table:number-matrix-columns-spanned="1" table:number-matrix-rows-spanned="1" table:formula="of:=SUM(ABS([.S2:.S501] - [.B2:.B501]))" office:value-type="float" office:value="7040" calcext:value-type="float">
            <text:p>7040</text:p>
          </table:table-cell>
          <table:table-cell table:style-name="ce2" table:number-matrix-columns-spanned="1" table:number-matrix-rows-spanned="1" table:formula="of:=SUM(ABS([.T2:.T501] - [.B2:.B501]))" office:value-type="float" office:value="6406" calcext:value-type="float">
            <text:p>6406</text:p>
          </table:table-cell>
          <table:table-cell table:style-name="ce2" table:number-matrix-columns-spanned="1" table:number-matrix-rows-spanned="1" table:formula="of:=SUM(ABS([.U2:.U501] - [.B2:.B501]))" office:value-type="float" office:value="6407" calcext:value-type="float">
            <text:p>6407</text:p>
          </table:table-cell>
          <table:table-cell table:style-name="ce2" table:number-matrix-columns-spanned="1" table:number-matrix-rows-spanned="1" table:formula="of:=SUM(ABS([.V2:.V501] - [.B2:.B501]))" office:value-type="float" office:value="6446" calcext:value-type="float">
            <text:p>6446</text:p>
          </table:table-cell>
          <table:table-cell table:style-name="ce2" table:number-matrix-columns-spanned="1" table:number-matrix-rows-spanned="1" table:formula="of:=SUM(ABS([.W2:.W501] - [.B2:.B501]))" office:value-type="float" office:value="6442" calcext:value-type="float">
            <text:p>6442</text:p>
          </table:table-cell>
          <table:table-cell table:style-name="ce2" table:number-matrix-columns-spanned="1" table:number-matrix-rows-spanned="1" table:formula="of:=SUM(ABS([.X2:.X501] - [.B2:.B501]))" office:value-type="float" office:value="6511" calcext:value-type="float">
            <text:p>6511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RE</text:p>
          </table:table-cell>
          <table:table-cell table:style-name="ce3" office:value-type="string" calcext:value-type="string">
            <text:p>X</text:p>
          </table:table-cell>
          <table:table-cell table:style-name="ce5" table:formula="of:=[.C503] / [.B502]" office:value-type="float" office:value="0.277957223919686" calcext:value-type="float">
            <text:p>0.277957</text:p>
          </table:table-cell>
          <table:table-cell table:style-name="ce5" table:formula="of:=[.D503] / [.B502]" office:value-type="float" office:value="0.632736796158883" calcext:value-type="float">
            <text:p>0.632737</text:p>
          </table:table-cell>
          <table:table-cell table:style-name="ce5" table:formula="of:=[.E503] / [.B502]" office:value-type="float" office:value="0.629855958096901" calcext:value-type="float">
            <text:p>0.629856</text:p>
          </table:table-cell>
          <table:table-cell table:style-name="ce5" table:formula="of:=[.F503] / [.B502]" office:value-type="float" office:value="0.569620253164557" calcext:value-type="float">
            <text:p>0.569620</text:p>
          </table:table-cell>
          <table:table-cell table:style-name="ce5" table:formula="of:=[.G503] / [.B502]" office:value-type="float" office:value="0.566652116979485" calcext:value-type="float">
            <text:p>0.566652</text:p>
          </table:table-cell>
          <table:table-cell table:style-name="ce5" table:formula="of:=[.H503] / [.B502]" office:value-type="float" office:value="0.568921868179834" calcext:value-type="float">
            <text:p>0.568922</text:p>
          </table:table-cell>
          <table:table-cell table:style-name="ce5" table:formula="of:=[.I503] / [.B502]" office:value-type="float" office:value="0.628546486250546" calcext:value-type="float">
            <text:p>0.628546</text:p>
          </table:table-cell>
          <table:table-cell table:style-name="ce5" table:formula="of:=[.J503] / [.B502]" office:value-type="float" office:value="0.627324312527281" calcext:value-type="float">
            <text:p>0.627324</text:p>
          </table:table-cell>
          <table:table-cell table:style-name="ce5" table:formula="of:=[.K503] / [.B502]" office:value-type="float" office:value="0.564033173286774" calcext:value-type="float">
            <text:p>0.564033</text:p>
          </table:table-cell>
          <table:table-cell table:style-name="ce5" table:formula="of:=[.L503] / [.B502]" office:value-type="float" office:value="0.564207769532955" calcext:value-type="float">
            <text:p>0.564208</text:p>
          </table:table-cell>
          <table:table-cell table:style-name="ce5" table:formula="of:=[.M503] / [.B502]" office:value-type="float" office:value="0.618070711479703" calcext:value-type="float">
            <text:p>0.618071</text:p>
          </table:table-cell>
          <table:table-cell table:style-name="ce5" table:formula="of:=[.N503] / [.B502]" office:value-type="float" office:value="0.616412047140986" calcext:value-type="float">
            <text:p>0.616412</text:p>
          </table:table-cell>
          <table:table-cell table:style-name="ce5" table:formula="of:=[.O503] / [.B502]" office:value-type="float" office:value="0.619380183326058" calcext:value-type="float">
            <text:p>0.619380</text:p>
          </table:table-cell>
          <table:table-cell table:style-name="ce5" table:formula="of:=[.P503] / [.B502]" office:value-type="float" office:value="0.615364469663902" calcext:value-type="float">
            <text:p>0.615364</text:p>
          </table:table-cell>
          <table:table-cell table:style-name="ce5" table:formula="of:=[.Q503] / [.B502]" office:value-type="float" office:value="0.618507202095155" calcext:value-type="float">
            <text:p>0.618507</text:p>
          </table:table-cell>
          <table:table-cell table:style-name="ce5" table:formula="of:=[.R503] / [.B502]" office:value-type="float" office:value="0.61972937581842" calcext:value-type="float">
            <text:p>0.619729</text:p>
          </table:table-cell>
          <table:table-cell table:style-name="ce5" table:formula="of:=[.S503] / [.B502]" office:value-type="float" office:value="0.614578786556089" calcext:value-type="float">
            <text:p>0.614579</text:p>
          </table:table-cell>
          <table:table-cell table:style-name="ce5" table:formula="of:=[.T503] / [.B502]" office:value-type="float" office:value="0.559231776516805" calcext:value-type="float">
            <text:p>0.559232</text:p>
          </table:table-cell>
          <table:table-cell table:style-name="ce5" table:formula="of:=[.U503] / [.B502]" office:value-type="float" office:value="0.559319074639895" calcext:value-type="float">
            <text:p>0.559319</text:p>
          </table:table-cell>
          <table:table-cell table:style-name="ce5" table:formula="of:=[.V503] / [.B502]" office:value-type="float" office:value="0.562723701440419" calcext:value-type="float">
            <text:p>0.562724</text:p>
          </table:table-cell>
          <table:table-cell table:style-name="ce5" table:formula="of:=[.W503] / [.B502]" office:value-type="float" office:value="0.562374508948058" calcext:value-type="float">
            <text:p>0.562375</text:p>
          </table:table-cell>
          <table:table-cell table:style-name="ce5" table:formula="of:=[.X503] / [.B502]" office:value-type="float" office:value="0.568398079441292" calcext:value-type="float">
            <text:p>0.568398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X</text:p>
          </table:table-cell>
          <table:table-cell table:style-name="ce5" table:number-matrix-columns-spanned="1" table:number-matrix-rows-spanned="1" table:formula="of:=COM.MICROSOFT.STDEV.P(ABS([.C2:.C501] - [.B2:.B501]))" office:value-type="float" office:value="8.86750111361707" calcext:value-type="float">
            <text:p>8.867501</text:p>
          </table:table-cell>
          <table:table-cell table:style-name="ce5" table:number-matrix-columns-spanned="1" table:number-matrix-rows-spanned="1" table:formula="of:=COM.MICROSOFT.STDEV.P(ABS([.D2:.D501] - [.B2:.B501]))" office:value-type="float" office:value="27.5716880876018" calcext:value-type="float">
            <text:p>27.571688</text:p>
          </table:table-cell>
          <table:table-cell table:style-name="ce5" table:number-matrix-columns-spanned="1" table:number-matrix-rows-spanned="1" table:formula="of:=COM.MICROSOFT.STDEV.P(ABS([.E2:.E501] - [.B2:.B501]))" office:value-type="float" office:value="27.4612654478995" calcext:value-type="float">
            <text:p>27.461265</text:p>
          </table:table-cell>
          <table:table-cell table:style-name="ce5" table:number-matrix-columns-spanned="1" table:number-matrix-rows-spanned="1" table:formula="of:=COM.MICROSOFT.STDEV.P(ABS([.F2:.F501] - [.B2:.B501]))" office:value-type="float" office:value="23.432018692379" calcext:value-type="float">
            <text:p>23.432019</text:p>
          </table:table-cell>
          <table:table-cell table:style-name="ce5" table:number-matrix-columns-spanned="1" table:number-matrix-rows-spanned="1" table:formula="of:=COM.MICROSOFT.STDEV.P(ABS([.G2:.G501] - [.B2:.B501]))" office:value-type="float" office:value="23.4482766104462" calcext:value-type="float">
            <text:p>23.448277</text:p>
          </table:table-cell>
          <table:table-cell table:style-name="ce5" table:number-matrix-columns-spanned="1" table:number-matrix-rows-spanned="1" table:formula="of:=COM.MICROSOFT.STDEV.P(ABS([.H2:.H501] - [.B2:.B501]))" office:value-type="float" office:value="23.6736318295272" calcext:value-type="float">
            <text:p>23.673632</text:p>
          </table:table-cell>
          <table:table-cell table:style-name="ce5" table:number-matrix-columns-spanned="1" table:number-matrix-rows-spanned="1" table:formula="of:=COM.MICROSOFT.STDEV.P(ABS([.I2:.I501] - [.B2:.B501]))" office:value-type="float" office:value="27.8053951599325" calcext:value-type="float">
            <text:p>27.805395</text:p>
          </table:table-cell>
          <table:table-cell table:style-name="ce5" table:number-matrix-columns-spanned="1" table:number-matrix-rows-spanned="1" table:formula="of:=COM.MICROSOFT.STDEV.P(ABS([.J2:.J501] - [.B2:.B501]))" office:value-type="float" office:value="27.7217895526245" calcext:value-type="float">
            <text:p>27.721790</text:p>
          </table:table-cell>
          <table:table-cell table:style-name="ce5" table:number-matrix-columns-spanned="1" table:number-matrix-rows-spanned="1" table:formula="of:=COM.MICROSOFT.STDEV.P(ABS([.K2:.K501] - [.B2:.B501]))" office:value-type="float" office:value="23.1101691036652" calcext:value-type="float">
            <text:p>23.110169</text:p>
          </table:table-cell>
          <table:table-cell table:style-name="ce5" table:number-matrix-columns-spanned="1" table:number-matrix-rows-spanned="1" table:formula="of:=COM.MICROSOFT.STDEV.P(ABS([.L2:.L501] - [.B2:.B501]))" office:value-type="float" office:value="23.0338126240533" calcext:value-type="float">
            <text:p>23.033813</text:p>
          </table:table-cell>
          <table:table-cell table:style-name="ce5" table:number-matrix-columns-spanned="1" table:number-matrix-rows-spanned="1" table:formula="of:=COM.MICROSOFT.STDEV.P(ABS([.M2:.M501] - [.B2:.B501]))" office:value-type="float" office:value="27.0719485815114" calcext:value-type="float">
            <text:p>27.071949</text:p>
          </table:table-cell>
          <table:table-cell table:style-name="ce5" table:number-matrix-columns-spanned="1" table:number-matrix-rows-spanned="1" table:formula="of:=COM.MICROSOFT.STDEV.P(ABS([.N2:.N501] - [.B2:.B501]))" office:value-type="float" office:value="27.0219006733427" calcext:value-type="float">
            <text:p>27.021901</text:p>
          </table:table-cell>
          <table:table-cell table:style-name="ce5" table:number-matrix-columns-spanned="1" table:number-matrix-rows-spanned="1" table:formula="of:=COM.MICROSOFT.STDEV.P(ABS([.O2:.O501] - [.B2:.B501]))" office:value-type="float" office:value="26.9488014575787" calcext:value-type="float">
            <text:p>26.948801</text:p>
          </table:table-cell>
          <table:table-cell table:style-name="ce5" table:number-matrix-columns-spanned="1" table:number-matrix-rows-spanned="1" table:formula="of:=COM.MICROSOFT.STDEV.P(ABS([.P2:.P501] - [.B2:.B501]))" office:value-type="float" office:value="27.0337639998577" calcext:value-type="float">
            <text:p>27.033764</text:p>
          </table:table-cell>
          <table:table-cell table:style-name="ce5" table:number-matrix-columns-spanned="1" table:number-matrix-rows-spanned="1" table:formula="of:=COM.MICROSOFT.STDEV.P(ABS([.Q2:.Q501] - [.B2:.B501]))" office:value-type="float" office:value="26.9316375291218" calcext:value-type="float">
            <text:p>26.931638</text:p>
          </table:table-cell>
          <table:table-cell table:style-name="ce5" table:number-matrix-columns-spanned="1" table:number-matrix-rows-spanned="1" table:formula="of:=COM.MICROSOFT.STDEV.P(ABS([.R2:.R501] - [.B2:.B501]))" office:value-type="float" office:value="26.9612090975164" calcext:value-type="float">
            <text:p>26.961209</text:p>
          </table:table-cell>
          <table:table-cell table:style-name="ce5" table:number-matrix-columns-spanned="1" table:number-matrix-rows-spanned="1" table:formula="of:=COM.MICROSOFT.STDEV.P(ABS([.S2:.S501] - [.B2:.B501]))" office:value-type="float" office:value="27.0026220949003" calcext:value-type="float">
            <text:p>27.002622</text:p>
          </table:table-cell>
          <table:table-cell table:style-name="ce5" table:number-matrix-columns-spanned="1" table:number-matrix-rows-spanned="1" table:formula="of:=COM.MICROSOFT.STDEV.P(ABS([.T2:.T501] - [.B2:.B501]))" office:value-type="float" office:value="22.5740704349038" calcext:value-type="float">
            <text:p>22.574070</text:p>
          </table:table-cell>
          <table:table-cell table:style-name="ce5" table:number-matrix-columns-spanned="1" table:number-matrix-rows-spanned="1" table:formula="of:=COM.MICROSOFT.STDEV.P(ABS([.U2:.U501] - [.B2:.B501]))" office:value-type="float" office:value="22.57634611712" calcext:value-type="float">
            <text:p>22.576346</text:p>
          </table:table-cell>
          <table:table-cell table:style-name="ce5" table:number-matrix-columns-spanned="1" table:number-matrix-rows-spanned="1" table:formula="of:=COM.MICROSOFT.STDEV.P(ABS([.V2:.V501] - [.B2:.B501]))" office:value-type="float" office:value="23.5112810369831" calcext:value-type="float">
            <text:p>23.511281</text:p>
          </table:table-cell>
          <table:table-cell table:style-name="ce5" table:number-matrix-columns-spanned="1" table:number-matrix-rows-spanned="1" table:formula="of:=COM.MICROSOFT.STDEV.P(ABS([.W2:.W501] - [.B2:.B501]))" office:value-type="float" office:value="23.5046919571392" calcext:value-type="float">
            <text:p>23.504692</text:p>
          </table:table-cell>
          <table:table-cell table:style-name="ce5" table:number-matrix-columns-spanned="1" table:number-matrix-rows-spanned="1" table:formula="of:=COM.MICROSOFT.STDEV.P(ABS([.X2:.X501] - [.B2:.B501]))" office:value-type="float" office:value="24.148985817214" calcext:value-type="float">
            <text:p>24.148986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3x23</text:p>
          </table:table-cell>
          <table:table-cell office:value-type="string" calcext:value-type="string">
            <text:p>63x24</text:p>
          </table:table-cell>
          <table:table-cell office:value-type="string" calcext:value-type="string">
            <text:p>64x25</text:p>
          </table:table-cell>
          <table:table-cell office:value-type="string" calcext:value-type="string">
            <text:p>65x26</text:p>
          </table:table-cell>
          <table:table-cell office:value-type="string" calcext:value-type="string">
            <text:p>66x26</text:p>
          </table:table-cell>
          <table:table-cell office:value-type="string" calcext:value-type="string">
            <text:p>61x27</text:p>
          </table:table-cell>
          <table:table-cell office:value-type="string" calcext:value-type="string">
            <text:p>63x28</text:p>
          </table:table-cell>
          <table:table-cell office:value-type="string" calcext:value-type="string">
            <text:p>68x29</text:p>
          </table:table-cell>
          <table:table-cell office:value-type="string" calcext:value-type="string">
            <text:p>70x30</text:p>
          </table:table-cell>
          <table:table-cell table:number-columns-repeated="2" office:value-type="string" calcext:value-type="string">
            <text:p>71x30</text:p>
          </table:table-cell>
          <table:table-cell office:value-type="string" calcext:value-type="string">
            <text:p>73x30</text:p>
          </table:table-cell>
          <table:table-cell office:value-type="string" calcext:value-type="string">
            <text:p>77x32</text:p>
          </table:table-cell>
          <table:table-cell table:number-columns-repeated="2" office:value-type="string" calcext:value-type="string">
            <text:p>79x32</text:p>
          </table:table-cell>
          <table:table-cell office:value-type="string" calcext:value-type="string">
            <text:p>83x33</text:p>
          </table:table-cell>
          <table:table-cell office:value-type="string" calcext:value-type="string">
            <text:p>78x34</text:p>
          </table:table-cell>
          <table:table-cell office:value-type="string" calcext:value-type="string">
            <text:p>80x34</text:p>
          </table:table-cell>
          <table:table-cell office:value-type="string" calcext:value-type="string">
            <text:p>78x34</text:p>
          </table:table-cell>
          <table:table-cell office:value-type="string" calcext:value-type="string">
            <text:p>80x34</text:p>
          </table:table-cell>
          <table:table-cell office:value-type="string" calcext:value-type="string">
            <text:p>85x36</text:p>
          </table:table-cell>
          <table:table-cell table:number-columns-repeated="100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77957" calcext:value-type="float">
            <text:p>0.277957</text:p>
          </table:table-cell>
          <table:table-cell office:value-type="float" office:value="8.867501" calcext:value-type="float">
            <text:p>8.867501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368" calcext:value-type="float">
            <text:p>6.368</text:p>
          </table:table-cell>
          <table:table-cell table:number-columns-repeated="1017"/>
        </table:table-row>
      </table:table>
      <table:table table:name="municipios200x200_simpli" table:style-name="ta1">
        <table:table-column table:style-name="co1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32736796158883" calcext:value-type="float">
            <text:p>0.632736796158883</text:p>
          </table:table-cell>
          <table:table-cell office:value-type="float" office:value="27.5716880876018" calcext:value-type="float">
            <text:p>27.571688087601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629855958096901" calcext:value-type="float">
            <text:p>0.629855958096901</text:p>
          </table:table-cell>
          <table:table-cell office:value-type="float" office:value="27.4612654478995" calcext:value-type="float">
            <text:p>27.461265447899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569620253164557" calcext:value-type="float">
            <text:p>0.569620253164557</text:p>
          </table:table-cell>
          <table:table-cell office:value-type="float" office:value="23.432018692379" calcext:value-type="float">
            <text:p>23.43201869237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566652116979485" calcext:value-type="float">
            <text:p>0.566652116979485</text:p>
          </table:table-cell>
          <table:table-cell office:value-type="float" office:value="23.4482766104462" calcext:value-type="float">
            <text:p>23.448276610446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68921868179834" calcext:value-type="float">
            <text:p>0.568921868179834</text:p>
          </table:table-cell>
          <table:table-cell office:value-type="float" office:value="23.6736318295272" calcext:value-type="float">
            <text:p>23.67363182952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28546486250546" calcext:value-type="float">
            <text:p>0.628546486250546</text:p>
          </table:table-cell>
          <table:table-cell office:value-type="float" office:value="27.8053951599325" calcext:value-type="float">
            <text:p>27.80539515993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27324312527281" calcext:value-type="float">
            <text:p>0.627324312527281</text:p>
          </table:table-cell>
          <table:table-cell office:value-type="float" office:value="27.7217895526245" calcext:value-type="float">
            <text:p>27.721789552624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64033173286774" calcext:value-type="float">
            <text:p>0.564033173286774</text:p>
          </table:table-cell>
          <table:table-cell office:value-type="float" office:value="23.1101691036652" calcext:value-type="float">
            <text:p>23.110169103665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64207769532955" calcext:value-type="float">
            <text:p>0.564207769532955</text:p>
          </table:table-cell>
          <table:table-cell office:value-type="float" office:value="23.0338126240533" calcext:value-type="float">
            <text:p>23.033812624053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8070711479703" calcext:value-type="float">
            <text:p>0.618070711479703</text:p>
          </table:table-cell>
          <table:table-cell office:value-type="float" office:value="27.0719485815114" calcext:value-type="float">
            <text:p>27.0719485815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6412047140986" calcext:value-type="float">
            <text:p>0.616412047140986</text:p>
          </table:table-cell>
          <table:table-cell office:value-type="float" office:value="27.0219006733427" calcext:value-type="float">
            <text:p>27.021900673342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19380183326058" calcext:value-type="float">
            <text:p>0.619380183326058</text:p>
          </table:table-cell>
          <table:table-cell office:value-type="float" office:value="26.9488014575787" calcext:value-type="float">
            <text:p>26.94880145757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15364469663902" calcext:value-type="float">
            <text:p>0.615364469663902</text:p>
          </table:table-cell>
          <table:table-cell office:value-type="float" office:value="27.0337639998577" calcext:value-type="float">
            <text:p>27.033763999857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18507202095155" calcext:value-type="float">
            <text:p>0.618507202095155</text:p>
          </table:table-cell>
          <table:table-cell office:value-type="float" office:value="26.9316375291218" calcext:value-type="float">
            <text:p>26.931637529121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1972937581842" calcext:value-type="float">
            <text:p>0.61972937581842</text:p>
          </table:table-cell>
          <table:table-cell office:value-type="float" office:value="26.9612090975164" calcext:value-type="float">
            <text:p>26.96120909751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14578786556089" calcext:value-type="float">
            <text:p>0.614578786556089</text:p>
          </table:table-cell>
          <table:table-cell office:value-type="float" office:value="27.0026220949003" calcext:value-type="float">
            <text:p>27.002622094900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559231776516805" calcext:value-type="float">
            <text:p>0.559231776516805</text:p>
          </table:table-cell>
          <table:table-cell office:value-type="float" office:value="22.5740704349038" calcext:value-type="float">
            <text:p>22.57407043490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559319074639895" calcext:value-type="float">
            <text:p>0.559319074639895</text:p>
          </table:table-cell>
          <table:table-cell office:value-type="float" office:value="22.57634611712" calcext:value-type="float">
            <text:p>22.5763461171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562723701440419" calcext:value-type="float">
            <text:p>0.562723701440419</text:p>
          </table:table-cell>
          <table:table-cell office:value-type="float" office:value="23.5112810369831" calcext:value-type="float">
            <text:p>23.511281036983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62374508948058" calcext:value-type="float">
            <text:p>0.562374508948058</text:p>
          </table:table-cell>
          <table:table-cell office:value-type="float" office:value="23.5046919571392" calcext:value-type="float">
            <text:p>23.50469195713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68398079441292" calcext:value-type="float">
            <text:p>0.568398079441292</text:p>
          </table:table-cell>
          <table:table-cell office:value-type="float" office:value="24.148985817214" calcext:value-type="float">
            <text:p>24.148985817214</text:p>
          </table:table-cell>
        </table:table-row>
      </table:table>
      <table:table table:name="municipios200x200_ignora_zer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</text:p>
          </table:table-cell>
          <table:table-cell office:value-type="string" calcext:value-type="string">
            <text:p>estimativaRG-0.52</text:p>
          </table:table-cell>
          <table:table-cell office:value-type="string" calcext:value-type="string">
            <text:p>estimativaRG-0.54</text:p>
          </table:table-cell>
          <table:table-cell office:value-type="string" calcext:value-type="string">
            <text:p>estimativaRG-0.56</text:p>
          </table:table-cell>
          <table:table-cell office:value-type="string" calcext:value-type="string">
            <text:p>estimativaRG-0.58</text:p>
          </table:table-cell>
          <table:table-cell office:value-type="string" calcext:value-type="string">
            <text:p>estimativaRG-0.60</text:p>
          </table:table-cell>
          <table:table-cell office:value-type="string" calcext:value-type="string">
            <text:p>estimativaRG-0.62</text:p>
          </table:table-cell>
          <table:table-cell office:value-type="string" calcext:value-type="string">
            <text:p>estimativaRG-0.64</text:p>
          </table:table-cell>
          <table:table-cell office:value-type="string" calcext:value-type="string">
            <text:p>estimativaRG-0.66</text:p>
          </table:table-cell>
          <table:table-cell office:value-type="string" calcext:value-type="string">
            <text:p>estimativaRG-0.68</text:p>
          </table:table-cell>
          <table:table-cell office:value-type="string" calcext:value-type="string">
            <text:p>estimativaRG-0.70</text:p>
          </table:table-cell>
          <table:table-cell office:value-type="string" calcext:value-type="string">
            <text:p>estimativaRG-0.72</text:p>
          </table:table-cell>
          <table:table-cell office:value-type="string" calcext:value-type="string">
            <text:p>estimativaRG-0.74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9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oma_real</text:p>
          </table:table-cell>
          <table:table-cell table:style-name="ce2" table:formula="of:=SUM([.B2:.B501])" office:value-type="float" office:value="11455" calcext:value-type="float">
            <text:p>11455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x</text:p>
          </table:table-cell>
          <table:table-cell table:style-name="ce4" table:number-matrix-columns-spanned="1" table:number-matrix-rows-spanned="1" table:formula="of:=SUM(ABS([.C2:.C501] - [.B2:.B501]))" office:value-type="float" office:value="3184" calcext:value-type="float">
            <text:p>3184</text:p>
          </table:table-cell>
          <table:table-cell table:style-name="ce4" table:number-matrix-columns-spanned="1" table:number-matrix-rows-spanned="1" table:formula="of:=SUM(ABS([.D2:.D501] - [.B2:.B501]))" office:value-type="float" office:value="8170" calcext:value-type="float">
            <text:p>8170</text:p>
          </table:table-cell>
          <table:table-cell table:style-name="ce4" table:number-matrix-columns-spanned="1" table:number-matrix-rows-spanned="1" table:formula="of:=SUM(ABS([.E2:.E501] - [.B2:.B501]))" office:value-type="float" office:value="8429" calcext:value-type="float">
            <text:p>8429</text:p>
          </table:table-cell>
          <table:table-cell table:style-name="ce2" table:number-matrix-columns-spanned="1" table:number-matrix-rows-spanned="1" table:formula="of:=SUM(ABS([.F2:.F501] - [.B2:.B501]))" office:value-type="float" office:value="8372" calcext:value-type="float">
            <text:p>8372</text:p>
          </table:table-cell>
          <table:table-cell table:style-name="ce2" table:number-matrix-columns-spanned="1" table:number-matrix-rows-spanned="1" table:formula="of:=SUM(ABS([.G2:.G501] - [.B2:.B501]))" office:value-type="float" office:value="7819" calcext:value-type="float">
            <text:p>7819</text:p>
          </table:table-cell>
          <table:table-cell table:style-name="ce2" table:number-matrix-columns-spanned="1" table:number-matrix-rows-spanned="1" table:formula="of:=SUM(ABS([.H2:.H501] - [.B2:.B501]))" office:value-type="float" office:value="7817" calcext:value-type="float">
            <text:p>7817</text:p>
          </table:table-cell>
          <table:table-cell table:style-name="ce2" table:number-matrix-columns-spanned="1" table:number-matrix-rows-spanned="1" table:formula="of:=SUM(ABS([.I2:.I501] - [.B2:.B501]))" office:value-type="float" office:value="7829" calcext:value-type="float">
            <text:p>7829</text:p>
          </table:table-cell>
          <table:table-cell table:style-name="ce2" table:number-matrix-columns-spanned="1" table:number-matrix-rows-spanned="1" table:formula="of:=SUM(ABS([.J2:.J501] - [.B2:.B501]))" office:value-type="float" office:value="8137" calcext:value-type="float">
            <text:p>8137</text:p>
          </table:table-cell>
          <table:table-cell table:style-name="ce2" table:number-matrix-columns-spanned="1" table:number-matrix-rows-spanned="1" table:formula="of:=SUM(ABS([.K2:.K501] - [.B2:.B501]))" office:value-type="float" office:value="8184" calcext:value-type="float">
            <text:p>8184</text:p>
          </table:table-cell>
          <table:table-cell table:style-name="ce2" table:number-matrix-columns-spanned="1" table:number-matrix-rows-spanned="1" table:formula="of:=SUM(ABS([.L2:.L501] - [.B2:.B501]))" office:value-type="float" office:value="7690" calcext:value-type="float">
            <text:p>7690</text:p>
          </table:table-cell>
          <table:table-cell table:style-name="ce2" table:number-matrix-columns-spanned="1" table:number-matrix-rows-spanned="1" table:formula="of:=SUM(ABS([.M2:.M501] - [.B2:.B501]))" office:value-type="float" office:value="7669" calcext:value-type="float">
            <text:p>7669</text:p>
          </table:table-cell>
          <table:table-cell table:style-name="ce2" table:number-matrix-columns-spanned="1" table:number-matrix-rows-spanned="1" table:formula="of:=SUM(ABS([.N2:.N501] - [.B2:.B501]))" office:value-type="float" office:value="7637" calcext:value-type="float">
            <text:p>7637</text:p>
          </table:table-cell>
          <table:table-cell table:style-name="ce2" table:number-matrix-columns-spanned="1" table:number-matrix-rows-spanned="1" table:formula="of:=SUM(ABS([.O2:.O501] - [.B2:.B501]))" office:value-type="float" office:value="7946" calcext:value-type="float">
            <text:p>7946</text:p>
          </table:table-cell>
          <table:table-cell table:style-name="ce2" table:number-matrix-columns-spanned="1" table:number-matrix-rows-spanned="1" table:formula="of:=SUM(ABS([.P2:.P501] - [.B2:.B501]))" office:value-type="float" office:value="8093" calcext:value-type="float">
            <text:p>8093</text:p>
          </table:table-cell>
          <table:table-cell table:style-name="ce2" table:number-matrix-columns-spanned="1" table:number-matrix-rows-spanned="1" table:formula="of:=SUM(ABS([.Q2:.Q501] - [.B2:.B501]))" office:value-type="float" office:value="7276" calcext:value-type="float">
            <text:p>7276</text:p>
          </table:table-cell>
          <table:table-cell table:style-name="ce2" table:number-matrix-columns-spanned="1" table:number-matrix-rows-spanned="1" table:formula="of:=SUM(ABS([.R2:.R501] - [.B2:.B501]))" office:value-type="float" office:value="7361" calcext:value-type="float">
            <text:p>7361</text:p>
          </table:table-cell>
          <table:table-cell table:style-name="ce2" table:number-matrix-columns-spanned="1" table:number-matrix-rows-spanned="1" table:formula="of:=SUM(ABS([.S2:.S501] - [.B2:.B501]))" office:value-type="float" office:value="7361" calcext:value-type="float">
            <text:p>7361</text:p>
          </table:table-cell>
          <table:table-cell table:style-name="ce2" table:number-matrix-columns-spanned="1" table:number-matrix-rows-spanned="1" table:formula="of:=SUM(ABS([.T2:.T501] - [.B2:.B501]))" office:value-type="float" office:value="7884" calcext:value-type="float">
            <text:p>7884</text:p>
          </table:table-cell>
          <table:table-cell table:style-name="ce2" table:number-matrix-columns-spanned="1" table:number-matrix-rows-spanned="1" table:formula="of:=SUM(ABS([.U2:.U501] - [.B2:.B501]))" office:value-type="float" office:value="7738" calcext:value-type="float">
            <text:p>7738</text:p>
          </table:table-cell>
          <table:table-cell table:style-name="ce2" table:number-matrix-columns-spanned="1" table:number-matrix-rows-spanned="1" table:formula="of:=SUM(ABS([.V2:.V501] - [.B2:.B501]))" office:value-type="float" office:value="7732" calcext:value-type="float">
            <text:p>7732</text:p>
          </table:table-cell>
          <table:table-cell table:style-name="ce2" table:number-matrix-columns-spanned="1" table:number-matrix-rows-spanned="1" table:formula="of:=SUM(ABS([.W2:.W501] - [.B2:.B501]))" office:value-type="float" office:value="8062" calcext:value-type="float">
            <text:p>8062</text:p>
          </table:table-cell>
          <table:table-cell table:style-name="ce2" table:number-matrix-columns-spanned="1" table:number-matrix-rows-spanned="1" table:formula="of:=SUM(ABS([.X2:.X501] - [.B2:.B501]))" office:value-type="float" office:value="7841" calcext:value-type="float">
            <text:p>7841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RE</text:p>
          </table:table-cell>
          <table:table-cell table:style-name="ce3" office:value-type="string" calcext:value-type="string">
            <text:p>X</text:p>
          </table:table-cell>
          <table:table-cell table:style-name="ce5" table:formula="of:=[.C503] / [.B502]" office:value-type="float" office:value="0.277957223919686" calcext:value-type="float">
            <text:p>0.277957</text:p>
          </table:table-cell>
          <table:table-cell table:style-name="ce5" table:formula="of:=[.D503] / [.B502]" office:value-type="float" office:value="0.713225665648189" calcext:value-type="float">
            <text:p>0.713226</text:p>
          </table:table-cell>
          <table:table-cell table:style-name="ce5" table:formula="of:=[.E503] / [.B502]" office:value-type="float" office:value="0.73583587952859" calcext:value-type="float">
            <text:p>0.735836</text:p>
          </table:table-cell>
          <table:table-cell table:style-name="ce5" table:formula="of:=[.F503] / [.B502]" office:value-type="float" office:value="0.73085988651244" calcext:value-type="float">
            <text:p>0.730860</text:p>
          </table:table-cell>
          <table:table-cell table:style-name="ce5" table:formula="of:=[.G503] / [.B502]" office:value-type="float" office:value="0.682584024443474" calcext:value-type="float">
            <text:p>0.682584</text:p>
          </table:table-cell>
          <table:table-cell table:style-name="ce5" table:formula="of:=[.H503] / [.B502]" office:value-type="float" office:value="0.682409428197294" calcext:value-type="float">
            <text:p>0.682409</text:p>
          </table:table-cell>
          <table:table-cell table:style-name="ce5" table:formula="of:=[.I503] / [.B502]" office:value-type="float" office:value="0.683457005674378" calcext:value-type="float">
            <text:p>0.683457</text:p>
          </table:table-cell>
          <table:table-cell table:style-name="ce5" table:formula="of:=[.J503] / [.B502]" office:value-type="float" office:value="0.710344827586207" calcext:value-type="float">
            <text:p>0.710345</text:p>
          </table:table-cell>
          <table:table-cell table:style-name="ce5" table:formula="of:=[.K503] / [.B502]" office:value-type="float" office:value="0.714447839371454" calcext:value-type="float">
            <text:p>0.714448</text:p>
          </table:table-cell>
          <table:table-cell table:style-name="ce5" table:formula="of:=[.L503] / [.B502]" office:value-type="float" office:value="0.671322566564819" calcext:value-type="float">
            <text:p>0.671323</text:p>
          </table:table-cell>
          <table:table-cell table:style-name="ce5" table:formula="of:=[.M503] / [.B502]" office:value-type="float" office:value="0.669489305979921" calcext:value-type="float">
            <text:p>0.669489</text:p>
          </table:table-cell>
          <table:table-cell table:style-name="ce5" table:formula="of:=[.N503] / [.B502]" office:value-type="float" office:value="0.66669576604103" calcext:value-type="float">
            <text:p>0.666696</text:p>
          </table:table-cell>
          <table:table-cell table:style-name="ce5" table:formula="of:=[.O503] / [.B502]" office:value-type="float" office:value="0.693670886075949" calcext:value-type="float">
            <text:p>0.693671</text:p>
          </table:table-cell>
          <table:table-cell table:style-name="ce5" table:formula="of:=[.P503] / [.B502]" office:value-type="float" office:value="0.706503710170231" calcext:value-type="float">
            <text:p>0.706504</text:p>
          </table:table-cell>
          <table:table-cell table:style-name="ce5" table:formula="of:=[.Q503] / [.B502]" office:value-type="float" office:value="0.635181143605412" calcext:value-type="float">
            <text:p>0.635181</text:p>
          </table:table-cell>
          <table:table-cell table:style-name="ce5" table:formula="of:=[.R503] / [.B502]" office:value-type="float" office:value="0.642601484068093" calcext:value-type="float">
            <text:p>0.642601</text:p>
          </table:table-cell>
          <table:table-cell table:style-name="ce5" table:formula="of:=[.S503] / [.B502]" office:value-type="float" office:value="0.642601484068093" calcext:value-type="float">
            <text:p>0.642601</text:p>
          </table:table-cell>
          <table:table-cell table:style-name="ce5" table:formula="of:=[.T503] / [.B502]" office:value-type="float" office:value="0.688258402444347" calcext:value-type="float">
            <text:p>0.688258</text:p>
          </table:table-cell>
          <table:table-cell table:style-name="ce5" table:formula="of:=[.U503] / [.B502]" office:value-type="float" office:value="0.675512876473156" calcext:value-type="float">
            <text:p>0.675513</text:p>
          </table:table-cell>
          <table:table-cell table:style-name="ce5" table:formula="of:=[.V503] / [.B502]" office:value-type="float" office:value="0.674989087734614" calcext:value-type="float">
            <text:p>0.674989</text:p>
          </table:table-cell>
          <table:table-cell table:style-name="ce5" table:formula="of:=[.W503] / [.B502]" office:value-type="float" office:value="0.70379746835443" calcext:value-type="float">
            <text:p>0.703797</text:p>
          </table:table-cell>
          <table:table-cell table:style-name="ce5" table:formula="of:=[.X503] / [.B502]" office:value-type="float" office:value="0.684504583151462" calcext:value-type="float">
            <text:p>0.684505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X</text:p>
          </table:table-cell>
          <table:table-cell table:style-name="ce5" table:number-matrix-columns-spanned="1" table:number-matrix-rows-spanned="1" table:formula="of:=COM.MICROSOFT.STDEV.P(ABS([.C2:.C501] - [.B2:.B501]))" office:value-type="float" office:value="8.86750111361707" calcext:value-type="float">
            <text:p>8.867501</text:p>
          </table:table-cell>
          <table:table-cell table:style-name="ce5" table:number-matrix-columns-spanned="1" table:number-matrix-rows-spanned="1" table:formula="of:=COM.MICROSOFT.STDEV.P(ABS([.D2:.D501] - [.B2:.B501]))" office:value-type="float" office:value="31.4401717552561" calcext:value-type="float">
            <text:p>31.440172</text:p>
          </table:table-cell>
          <table:table-cell table:style-name="ce5" table:number-matrix-columns-spanned="1" table:number-matrix-rows-spanned="1" table:formula="of:=COM.MICROSOFT.STDEV.P(ABS([.E2:.E501] - [.B2:.B501]))" office:value-type="float" office:value="32.4067560240145" calcext:value-type="float">
            <text:p>32.406756</text:p>
          </table:table-cell>
          <table:table-cell table:style-name="ce5" table:number-matrix-columns-spanned="1" table:number-matrix-rows-spanned="1" table:formula="of:=COM.MICROSOFT.STDEV.P(ABS([.F2:.F501] - [.B2:.B501]))" office:value-type="float" office:value="32.3094794758443" calcext:value-type="float">
            <text:p>32.309479</text:p>
          </table:table-cell>
          <table:table-cell table:style-name="ce5" table:number-matrix-columns-spanned="1" table:number-matrix-rows-spanned="1" table:formula="of:=COM.MICROSOFT.STDEV.P(ABS([.G2:.G501] - [.B2:.B501]))" office:value-type="float" office:value="30.028235978825" calcext:value-type="float">
            <text:p>30.028236</text:p>
          </table:table-cell>
          <table:table-cell table:style-name="ce5" table:number-matrix-columns-spanned="1" table:number-matrix-rows-spanned="1" table:formula="of:=COM.MICROSOFT.STDEV.P(ABS([.H2:.H501] - [.B2:.B501]))" office:value-type="float" office:value="29.770926152876" calcext:value-type="float">
            <text:p>29.770926</text:p>
          </table:table-cell>
          <table:table-cell table:style-name="ce5" table:number-matrix-columns-spanned="1" table:number-matrix-rows-spanned="1" table:formula="of:=COM.MICROSOFT.STDEV.P(ABS([.I2:.I501] - [.B2:.B501]))" office:value-type="float" office:value="29.9565190901747" calcext:value-type="float">
            <text:p>29.956519</text:p>
          </table:table-cell>
          <table:table-cell table:style-name="ce5" table:number-matrix-columns-spanned="1" table:number-matrix-rows-spanned="1" table:formula="of:=COM.MICROSOFT.STDEV.P(ABS([.J2:.J501] - [.B2:.B501]))" office:value-type="float" office:value="31.3134942796232" calcext:value-type="float">
            <text:p>31.313494</text:p>
          </table:table-cell>
          <table:table-cell table:style-name="ce5" table:number-matrix-columns-spanned="1" table:number-matrix-rows-spanned="1" table:formula="of:=COM.MICROSOFT.STDEV.P(ABS([.K2:.K501] - [.B2:.B501]))" office:value-type="float" office:value="31.3882872422182" calcext:value-type="float">
            <text:p>31.388287</text:p>
          </table:table-cell>
          <table:table-cell table:style-name="ce5" table:number-matrix-columns-spanned="1" table:number-matrix-rows-spanned="1" table:formula="of:=COM.MICROSOFT.STDEV.P(ABS([.L2:.L501] - [.B2:.B501]))" office:value-type="float" office:value="29.2153315914778" calcext:value-type="float">
            <text:p>29.215332</text:p>
          </table:table-cell>
          <table:table-cell table:style-name="ce5" table:number-matrix-columns-spanned="1" table:number-matrix-rows-spanned="1" table:formula="of:=COM.MICROSOFT.STDEV.P(ABS([.M2:.M501] - [.B2:.B501]))" office:value-type="float" office:value="29.2346328179439" calcext:value-type="float">
            <text:p>29.234633</text:p>
          </table:table-cell>
          <table:table-cell table:style-name="ce5" table:number-matrix-columns-spanned="1" table:number-matrix-rows-spanned="1" table:formula="of:=COM.MICROSOFT.STDEV.P(ABS([.N2:.N501] - [.B2:.B501]))" office:value-type="float" office:value="29.3560713311574" calcext:value-type="float">
            <text:p>29.356071</text:p>
          </table:table-cell>
          <table:table-cell table:style-name="ce5" table:number-matrix-columns-spanned="1" table:number-matrix-rows-spanned="1" table:formula="of:=COM.MICROSOFT.STDEV.P(ABS([.O2:.O501] - [.B2:.B501]))" office:value-type="float" office:value="30.8803551793045" calcext:value-type="float">
            <text:p>30.880355</text:p>
          </table:table-cell>
          <table:table-cell table:style-name="ce5" table:number-matrix-columns-spanned="1" table:number-matrix-rows-spanned="1" table:formula="of:=COM.MICROSOFT.STDEV.P(ABS([.P2:.P501] - [.B2:.B501]))" office:value-type="float" office:value="31.2814866015028" calcext:value-type="float">
            <text:p>31.281487</text:p>
          </table:table-cell>
          <table:table-cell table:style-name="ce5" table:number-matrix-columns-spanned="1" table:number-matrix-rows-spanned="1" table:formula="of:=COM.MICROSOFT.STDEV.P(ABS([.Q2:.Q501] - [.B2:.B501]))" office:value-type="float" office:value="27.5006781007305" calcext:value-type="float">
            <text:p>27.500678</text:p>
          </table:table-cell>
          <table:table-cell table:style-name="ce5" table:number-matrix-columns-spanned="1" table:number-matrix-rows-spanned="1" table:formula="of:=COM.MICROSOFT.STDEV.P(ABS([.R2:.R501] - [.B2:.B501]))" office:value-type="float" office:value="27.8993318199558" calcext:value-type="float">
            <text:p>27.899332</text:p>
          </table:table-cell>
          <table:table-cell table:style-name="ce5" table:number-matrix-columns-spanned="1" table:number-matrix-rows-spanned="1" table:formula="of:=COM.MICROSOFT.STDEV.P(ABS([.S2:.S501] - [.B2:.B501]))" office:value-type="float" office:value="27.8993318199558" calcext:value-type="float">
            <text:p>27.899332</text:p>
          </table:table-cell>
          <table:table-cell table:style-name="ce5" table:number-matrix-columns-spanned="1" table:number-matrix-rows-spanned="1" table:formula="of:=COM.MICROSOFT.STDEV.P(ABS([.T2:.T501] - [.B2:.B501]))" office:value-type="float" office:value="30.3576378527711" calcext:value-type="float">
            <text:p>30.357638</text:p>
          </table:table-cell>
          <table:table-cell table:style-name="ce5" table:number-matrix-columns-spanned="1" table:number-matrix-rows-spanned="1" table:formula="of:=COM.MICROSOFT.STDEV.P(ABS([.U2:.U501] - [.B2:.B501]))" office:value-type="float" office:value="29.5083958222063" calcext:value-type="float">
            <text:p>29.508396</text:p>
          </table:table-cell>
          <table:table-cell table:style-name="ce5" table:number-matrix-columns-spanned="1" table:number-matrix-rows-spanned="1" table:formula="of:=COM.MICROSOFT.STDEV.P(ABS([.V2:.V501] - [.B2:.B501]))" office:value-type="float" office:value="29.510145780731" calcext:value-type="float">
            <text:p>29.510146</text:p>
          </table:table-cell>
          <table:table-cell table:style-name="ce5" table:number-matrix-columns-spanned="1" table:number-matrix-rows-spanned="1" table:formula="of:=COM.MICROSOFT.STDEV.P(ABS([.W2:.W501] - [.B2:.B501]))" office:value-type="float" office:value="30.5101396915846" calcext:value-type="float">
            <text:p>30.510140</text:p>
          </table:table-cell>
          <table:table-cell table:style-name="ce5" table:number-matrix-columns-spanned="1" table:number-matrix-rows-spanned="1" table:formula="of:=COM.MICROSOFT.STDEV.P(ABS([.X2:.X501] - [.B2:.B501]))" office:value-type="float" office:value="30.0064805667042" calcext:value-type="float">
            <text:p>30.006481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0x5</text:p>
          </table:table-cell>
          <table:table-cell office:value-type="string" calcext:value-type="string">
            <text:p>10x4</text:p>
          </table:table-cell>
          <table:table-cell office:value-type="string" calcext:value-type="string">
            <text:p>11x4</text:p>
          </table:table-cell>
          <table:table-cell table:number-columns-repeated="5" office:value-type="string" calcext:value-type="string">
            <text:p>12x5</text:p>
          </table:table-cell>
          <table:table-cell office:value-type="string" calcext:value-type="string">
            <text:p>13x6</text:p>
          </table:table-cell>
          <table:table-cell table:number-columns-repeated="4" office:value-type="string" calcext:value-type="string">
            <text:p>14x6</text:p>
          </table:table-cell>
          <table:table-cell table:number-columns-repeated="2" office:value-type="string" calcext:value-type="string">
            <text:p>15x7</text:p>
          </table:table-cell>
          <table:table-cell/>
          <table:table-cell office:value-type="string" calcext:value-type="string">
            <text:p>10x7</text:p>
          </table:table-cell>
          <table:table-cell office:value-type="string" calcext:value-type="string">
            <text:p>15x7</text:p>
          </table:table-cell>
          <table:table-cell office:value-type="string" calcext:value-type="string">
            <text:p>15x8</text:p>
          </table:table-cell>
          <table:table-cell office:value-type="string" calcext:value-type="string">
            <text:p>16x8</text:p>
          </table:table-cell>
          <table:table-cell office:value-type="string" calcext:value-type="string">
            <text:p>11x8</text:p>
          </table:table-cell>
          <table:table-cell table:number-columns-repeated="100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77957" calcext:value-type="float">
            <text:p>0.277957</text:p>
          </table:table-cell>
          <table:table-cell office:value-type="float" office:value="8.867501" calcext:value-type="float">
            <text:p>8.867501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368" calcext:value-type="float">
            <text:p>6.368</text:p>
          </table:table-cell>
          <table:table-cell table:number-columns-repeated="1017"/>
        </table:table-row>
      </table:table>
      <table:table table:name="municipios200x200_ignora_zeros_simpli" table:style-name="ta1">
        <table:table-column table:style-name="co1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13225665648189" calcext:value-type="float">
            <text:p>0.713225665648189</text:p>
          </table:table-cell>
          <table:table-cell office:value-type="float" office:value="31.4401717552561" calcext:value-type="float">
            <text:p>31.440171755256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3583587952859" calcext:value-type="float">
            <text:p>0.73583587952859</text:p>
          </table:table-cell>
          <table:table-cell office:value-type="float" office:value="32.4067560240145" calcext:value-type="float">
            <text:p>32.406756024014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3085988651244" calcext:value-type="float">
            <text:p>0.73085988651244</text:p>
          </table:table-cell>
          <table:table-cell office:value-type="float" office:value="32.3094794758443" calcext:value-type="float">
            <text:p>32.309479475844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682584024443474" calcext:value-type="float">
            <text:p>0.682584024443474</text:p>
          </table:table-cell>
          <table:table-cell office:value-type="float" office:value="30.028235978825" calcext:value-type="float">
            <text:p>30.0282359788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82409428197294" calcext:value-type="float">
            <text:p>0.682409428197294</text:p>
          </table:table-cell>
          <table:table-cell office:value-type="float" office:value="29.770926152876" calcext:value-type="float">
            <text:p>29.7709261528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3457005674378" calcext:value-type="float">
            <text:p>0.683457005674378</text:p>
          </table:table-cell>
          <table:table-cell office:value-type="float" office:value="29.9565190901747" calcext:value-type="float">
            <text:p>29.956519090174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710344827586207" calcext:value-type="float">
            <text:p>0.710344827586207</text:p>
          </table:table-cell>
          <table:table-cell office:value-type="float" office:value="31.3134942796232" calcext:value-type="float">
            <text:p>31.313494279623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714447839371454" calcext:value-type="float">
            <text:p>0.714447839371454</text:p>
          </table:table-cell>
          <table:table-cell office:value-type="float" office:value="31.3882872422182" calcext:value-type="float">
            <text:p>31.388287242218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71322566564819" calcext:value-type="float">
            <text:p>0.671322566564819</text:p>
          </table:table-cell>
          <table:table-cell office:value-type="float" office:value="29.2153315914778" calcext:value-type="float">
            <text:p>29.215331591477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69489305979921" calcext:value-type="float">
            <text:p>0.669489305979921</text:p>
          </table:table-cell>
          <table:table-cell office:value-type="float" office:value="29.2346328179439" calcext:value-type="float">
            <text:p>29.23463281794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6669576604103" calcext:value-type="float">
            <text:p>0.66669576604103</text:p>
          </table:table-cell>
          <table:table-cell office:value-type="float" office:value="29.3560713311574" calcext:value-type="float">
            <text:p>29.35607133115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93670886075949" calcext:value-type="float">
            <text:p>0.693670886075949</text:p>
          </table:table-cell>
          <table:table-cell office:value-type="float" office:value="30.8803551793045" calcext:value-type="float">
            <text:p>30.880355179304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06503710170231" calcext:value-type="float">
            <text:p>0.706503710170231</text:p>
          </table:table-cell>
          <table:table-cell office:value-type="float" office:value="31.2814866015028" calcext:value-type="float">
            <text:p>31.281486601502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35181143605412" calcext:value-type="float">
            <text:p>0.635181143605412</text:p>
          </table:table-cell>
          <table:table-cell office:value-type="float" office:value="27.5006781007305" calcext:value-type="float">
            <text:p>27.50067810073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42601484068093" calcext:value-type="float">
            <text:p>0.642601484068093</text:p>
          </table:table-cell>
          <table:table-cell office:value-type="float" office:value="27.8993318199558" calcext:value-type="float">
            <text:p>27.89933181995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42601484068093" calcext:value-type="float">
            <text:p>0.642601484068093</text:p>
          </table:table-cell>
          <table:table-cell office:value-type="float" office:value="27.8993318199558" calcext:value-type="float">
            <text:p>27.899331819955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88258402444347" calcext:value-type="float">
            <text:p>0.688258402444347</text:p>
          </table:table-cell>
          <table:table-cell office:value-type="float" office:value="30.3576378527711" calcext:value-type="float">
            <text:p>30.35763785277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75512876473156" calcext:value-type="float">
            <text:p>0.675512876473156</text:p>
          </table:table-cell>
          <table:table-cell office:value-type="float" office:value="29.5083958222063" calcext:value-type="float">
            <text:p>29.508395822206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674989087734614" calcext:value-type="float">
            <text:p>0.674989087734614</text:p>
          </table:table-cell>
          <table:table-cell office:value-type="float" office:value="29.510145780731" calcext:value-type="float">
            <text:p>29.51014578073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0379746835443" calcext:value-type="float">
            <text:p>0.70379746835443</text:p>
          </table:table-cell>
          <table:table-cell office:value-type="float" office:value="30.5101396915846" calcext:value-type="float">
            <text:p>30.51013969158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84504583151462" calcext:value-type="float">
            <text:p>0.684504583151462</text:p>
          </table:table-cell>
          <table:table-cell office:value-type="float" office:value="30.0064805667042" calcext:value-type="float">
            <text:p>30.0064805667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22:03.298476359</meta:creation-date>
    <dc:date>2017-02-19T22:04:46.992084984</dc:date>
    <meta:editing-duration>PT20M45S</meta:editing-duration>
    <meta:editing-cycles>9</meta:editing-cycles>
    <meta:generator>LibreOffice/5.2.4.2.1$Linux_X86_64 LibreOffice_project/20m0$Build-2</meta:generator>
    <meta:document-statistic meta:table-count="4" meta:cell-count="23391" meta:object-count="0"/>
  </office:meta>
</office:document-meta>
</file>